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0D000000243DB82BF48508488D.gif" manifest:media-type="image/gif"/>
  <manifest:file-entry manifest:full-path="Pictures/1000000000000015000000249A46974D04AB3F91.gif" manifest:media-type="image/gif"/>
  <manifest:file-entry manifest:full-path="Pictures/100000000000001600000024E086D3EBDEB5C11C.gif" manifest:media-type="image/gif"/>
  <manifest:file-entry manifest:full-path="Pictures/100000000000000D0000002421B7460223826D62.gif" manifest:media-type="image/gif"/>
  <manifest:file-entry manifest:full-path="Pictures/100000000000000D000000248E5FD06622A26502.gif" manifest:media-type="image/gif"/>
  <manifest:file-entry manifest:full-path="Pictures/100000000000001E000000242965FF360D72C349.gif" manifest:media-type="image/gif"/>
  <manifest:file-entry manifest:full-path="Pictures/100000000000000D000000246717CBB87B0F5FCA.gif" manifest:media-type="image/gif"/>
  <manifest:file-entry manifest:full-path="Pictures/100000000000000D00000024F09E40DDFDE2FF3B.gif" manifest:media-type="image/gif"/>
  <manifest:file-entry manifest:full-path="Pictures/100000000000000D0000002362E75499E5C2EA8D.gif" manifest:media-type="image/gif"/>
  <manifest:file-entry manifest:full-path="Pictures/1000000000000015000000246EDEC5023743B9FE.gif" manifest:media-type="image/gif"/>
  <manifest:file-entry manifest:full-path="Pictures/100000000000000D0000002499CB932AF32374EC.gif" manifest:media-type="image/gif"/>
  <manifest:file-entry manifest:full-path="Pictures/100000000000001600000024FE8BE5B92D1CF898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ebRoboto" svg:font-family="WebRoboto, 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c444" officeooo:paragraph-rsid="0002c444"/>
    </style:style>
    <style:style style:name="P2" style:family="paragraph" style:parent-style-name="Footer">
      <style:text-properties fo:background-color="transparent"/>
    </style:style>
    <style:style style:name="P3" style:family="paragraph" style:parent-style-name="Text_20_body">
      <style:text-properties officeooo:paragraph-rsid="00056646"/>
    </style:style>
    <style:style style:name="P4" style:family="paragraph" style:parent-style-name="Text_20_body">
      <style:text-properties fo:color="#000000" style:font-name="Arial1"/>
    </style:style>
    <style:style style:name="P5" style:family="paragraph" style:parent-style-name="Text_20_body">
      <style:text-properties fo:color="#000000" style:font-name="Arial1" officeooo:paragraph-rsid="00056646"/>
    </style:style>
    <style:style style:name="P6" style:family="paragraph" style:parent-style-name="Text_20_body">
      <style:text-properties fo:color="#000000" style:font-name="Arial1" fo:language="el" fo:country="GR" officeooo:rsid="000386cb" officeooo:paragraph-rsid="000386cb"/>
    </style:style>
    <style:style style:name="P7" style:family="paragraph" style:parent-style-name="Text_20_body">
      <style:text-properties fo:color="#000000" style:font-name="Arial1" fo:language="el" fo:country="GR" officeooo:rsid="00056646" officeooo:paragraph-rsid="00056646"/>
    </style:style>
    <style:style style:name="P8" style:family="paragraph" style:parent-style-name="Text_20_body">
      <style:text-properties fo:color="#000000" style:font-name="Arial1" fo:language="el" fo:country="GR" officeooo:rsid="00056646" officeooo:paragraph-rsid="000a5815"/>
    </style:style>
    <style:style style:name="P9" style:family="paragraph" style:parent-style-name="Text_20_body">
      <style:text-properties fo:color="#000000" style:font-name="Arial1" fo:language="el" fo:country="GR" officeooo:rsid="0006e950" officeooo:paragraph-rsid="0006e950"/>
    </style:style>
    <style:style style:name="P10" style:family="paragraph" style:parent-style-name="Text_20_body">
      <style:text-properties fo:color="#000000" style:font-name="Arial1" fo:language="el" fo:country="GR" officeooo:rsid="0006e950" officeooo:paragraph-rsid="000a5815"/>
    </style:style>
    <style:style style:name="P11" style:family="paragraph" style:parent-style-name="Text_20_body">
      <style:text-properties fo:color="#000000" style:font-name="Arial1" fo:language="el" fo:country="GR" officeooo:rsid="0008888d" officeooo:paragraph-rsid="0008888d"/>
    </style:style>
    <style:style style:name="P12" style:family="paragraph" style:parent-style-name="Text_20_body">
      <style:text-properties fo:color="#000000" style:font-name="Arial1" fo:language="el" fo:country="GR" officeooo:rsid="0008888d" officeooo:paragraph-rsid="000be2a3"/>
    </style:style>
    <style:style style:name="P13" style:family="paragraph" style:parent-style-name="Text_20_body">
      <style:text-properties fo:color="#000000" style:font-name="Arial1" fo:language="el" fo:country="GR" officeooo:rsid="000a5815" officeooo:paragraph-rsid="000a5815"/>
    </style:style>
    <style:style style:name="P14" style:family="paragraph" style:parent-style-name="Text_20_body">
      <style:text-properties fo:color="#000000" style:font-name="Arial1" fo:language="el" fo:country="GR" officeooo:rsid="000a5815" officeooo:paragraph-rsid="000be2a3"/>
    </style:style>
    <style:style style:name="P15" style:family="paragraph" style:parent-style-name="Text_20_body">
      <style:text-properties fo:color="#000000" style:font-name="Arial1" fo:language="el" fo:country="GR" officeooo:rsid="000ed200" officeooo:paragraph-rsid="000ed200"/>
    </style:style>
    <style:style style:name="P16" style:family="paragraph" style:parent-style-name="Text_20_body">
      <style:text-properties fo:color="#000000" style:font-name="Arial1" officeooo:rsid="00056646" officeooo:paragraph-rsid="00056646"/>
    </style:style>
    <style:style style:name="P17" style:family="paragraph" style:parent-style-name="Text_20_body">
      <style:text-properties fo:color="#000000" style:font-name="Arial1" officeooo:paragraph-rsid="000a5815"/>
    </style:style>
    <style:style style:name="P18" style:family="paragraph" style:parent-style-name="Text_20_body">
      <style:text-properties fo:color="#000000" style:text-position="0% 100%" style:font-name="Arial1" fo:language="el" fo:country="GR" officeooo:rsid="000386cb" officeooo:paragraph-rsid="000386cb"/>
    </style:style>
    <style:style style:name="P19" style:family="paragraph" style:parent-style-name="Text_20_body">
      <style:text-properties fo:color="#000000" style:text-position="0% 100%" style:font-name="Arial1" fo:language="el" fo:country="GR" officeooo:rsid="00056646" officeooo:paragraph-rsid="00056646"/>
    </style:style>
    <style:style style:name="P20" style:family="paragraph" style:parent-style-name="Text_20_body">
      <style:text-properties officeooo:paragraph-rsid="0006e950"/>
    </style:style>
    <style:style style:name="P21" style:family="paragraph" style:parent-style-name="Text_20_body">
      <style:text-properties fo:language="el" fo:country="GR" officeooo:rsid="0006e950" officeooo:paragraph-rsid="0006e950"/>
    </style:style>
    <style:style style:name="P22" style:family="paragraph" style:parent-style-name="Text_20_body">
      <style:text-properties fo:language="el" fo:country="GR" officeooo:rsid="0006e950" officeooo:paragraph-rsid="000be2a3"/>
    </style:style>
    <style:style style:name="P23" style:family="paragraph" style:parent-style-name="Text_20_body">
      <style:text-properties officeooo:paragraph-rsid="0008888d"/>
    </style:style>
    <style:style style:name="P24" style:family="paragraph" style:parent-style-name="Text_20_body">
      <style:text-properties officeooo:paragraph-rsid="000a5815"/>
    </style:style>
    <style:style style:name="P25" style:family="paragraph" style:parent-style-name="Text_20_body">
      <style:text-properties officeooo:paragraph-rsid="000be2a3"/>
    </style:style>
    <style:style style:name="P26" style:family="paragraph" style:parent-style-name="Text_20_body">
      <style:text-properties officeooo:paragraph-rsid="000d72ca"/>
    </style:style>
    <style:style style:name="P27" style:family="paragraph" style:parent-style-name="Text_20_body">
      <style:text-properties officeooo:paragraph-rsid="000ed200"/>
    </style:style>
    <style:style style:name="P28" style:family="paragraph" style:parent-style-name="Text_20_body">
      <style:text-properties officeooo:paragraph-rsid="00103ca1"/>
    </style:style>
    <style:style style:name="P2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4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8pt" fo:font-style="italic" style:text-underline-style="none" fo:font-weight="normal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000000" style:font-name="Arial1" fo:font-size="14pt" fo:font-style="normal" style:text-underline-style="solid" style:text-underline-width="auto" style:text-underline-color="font-color" fo:font-weight="bold" fo:background-color="transparent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38%" fo:text-align="center" style:justify-single-word="false" fo:background-color="#ffffff" style:writing-mode="lr-tb"/>
      <style:text-properties fo:color="#000000" style:font-name="Arial1" fo:font-weight="normal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38%" fo:text-align="center" style:justify-single-word="false" fo:background-color="#ffffff" style:writing-mode="lr-tb"/>
      <style:text-properties fo:color="#000000" style:font-name="Arial1"/>
    </style:style>
    <style:style style:name="T1" style:family="text">
      <style:text-properties fo:font-variant="normal" fo:text-transform="none" fo:color="#000000" style:font-name="Arial1" fo:letter-spacing="normal" fo:language="en" fo:country="US"/>
    </style:style>
    <style:style style:name="T2" style:family="text">
      <style:text-properties fo:font-variant="normal" fo:text-transform="none" fo:color="#000000" style:font-name="Arial1" fo:letter-spacing="normal" fo:language="en" fo:country="US" officeooo:rsid="00056646"/>
    </style:style>
    <style:style style:name="T3" style:family="text">
      <style:text-properties fo:font-variant="normal" fo:text-transform="none" fo:color="#000000" style:font-name="Arial1" fo:letter-spacing="normal" fo:language="en" fo:country="US" fo:font-weight="normal" officeooo:rsid="0006e950" style:font-weight-asian="normal" style:font-weight-complex="normal"/>
    </style:style>
    <style:style style:name="T4" style:family="text">
      <style:text-properties fo:font-variant="normal" fo:text-transform="none" fo:color="#000000" style:font-name="Arial1" fo:letter-spacing="normal" fo:language="el" fo:country="GR" fo:font-weight="normal" officeooo:rsid="0006e950" style:font-weight-asian="normal" style:font-weight-complex="normal"/>
    </style:style>
    <style:style style:name="T5" style:family="text">
      <style:text-properties fo:font-variant="normal" fo:text-transform="none" fo:color="#000000" style:font-name="Arial1" fo:letter-spacing="normal" fo:language="el" fo:country="GR" officeooo:rsid="000a5815"/>
    </style:style>
    <style:style style:name="T6" style:family="text">
      <style:text-properties fo:font-variant="normal" fo:text-transform="none" fo:color="#000000" style:font-name="Arial1" fo:letter-spacing="normal" fo:language="el" fo:country="GR" officeooo:rsid="000d72ca"/>
    </style:style>
    <style:style style:name="T7" style:family="text">
      <style:text-properties fo:font-variant="normal" fo:text-transform="none" fo:color="#000000" style:text-position="sub 58%" style:font-name="Arial1" fo:letter-spacing="normal" fo:language="en" fo:country="US" officeooo:rsid="00056646"/>
    </style:style>
    <style:style style:name="T8" style:family="text">
      <style:text-properties fo:font-variant="normal" fo:text-transform="none" fo:color="#000000" style:text-position="sub 58%" style:font-name="Arial1" fo:letter-spacing="normal" fo:language="en" fo:country="US" fo:font-weight="normal" officeooo:rsid="0006e950" style:font-weight-asian="normal" style:font-weight-complex="normal"/>
    </style:style>
    <style:style style:name="T9" style:family="text">
      <style:text-properties fo:font-variant="normal" fo:text-transform="none" fo:color="#000000" style:text-position="sub 58%" style:font-name="Arial1" fo:letter-spacing="normal" fo:language="en" fo:country="US" fo:font-weight="normal" officeooo:rsid="0008888d" style:font-weight-asian="normal" style:font-weight-complex="normal"/>
    </style:style>
    <style:style style:name="T10" style:family="text">
      <style:text-properties fo:font-variant="normal" fo:text-transform="none" fo:color="#000000" style:text-position="sub 58%" style:font-name="Arial1" fo:letter-spacing="normal" fo:language="en" fo:country="US" fo:font-weight="normal" officeooo:rsid="0008888d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style:text-position="sub 58%" style:font-name="Arial1" fo:letter-spacing="normal" fo:language="el" fo:country="GR" fo:font-weight="normal" officeooo:rsid="0006e950" style:font-weight-asian="normal" style:font-weight-complex="normal"/>
    </style:style>
    <style:style style:name="T12" style:family="text">
      <style:text-properties fo:font-variant="normal" fo:text-transform="none" fo:color="#000000" style:text-position="sub 58%" style:font-name="Arial1" fo:letter-spacing="normal" fo:language="el" fo:country="GR" fo:font-weight="normal" officeooo:rsid="000be2a3" style:font-weight-asian="normal" style:font-weight-complex="normal"/>
    </style:style>
    <style:style style:name="T13" style:family="text">
      <style:text-properties fo:font-variant="normal" fo:text-transform="none" fo:color="#000000" style:text-position="sub 58%" style:font-name="Arial1" fo:letter-spacing="normal" fo:language="el" fo:country="GR" fo:font-weight="normal" officeooo:rsid="000d1b1c" style:font-weight-asian="normal" style:font-weight-complex="normal"/>
    </style:style>
    <style:style style:name="T14" style:family="text">
      <style:text-properties fo:font-variant="normal" fo:text-transform="none" fo:color="#000000" style:text-position="sub 58%" style:font-name="Arial1" fo:letter-spacing="normal" fo:language="el" fo:country="GR" fo:font-weight="normal" officeooo:rsid="000d72ca" style:font-weight-asian="normal" style:font-weight-complex="normal"/>
    </style:style>
    <style:style style:name="T15" style:family="text">
      <style:text-properties fo:font-variant="normal" fo:text-transform="none" fo:color="#000000" style:text-position="sub 58%" style:font-name="Arial1" fo:letter-spacing="normal" fo:language="el" fo:country="GR" fo:font-weight="normal" officeooo:rsid="000ed200" style:font-weight-asian="normal" style:font-weight-complex="normal"/>
    </style:style>
    <style:style style:name="T16" style:family="text">
      <style:text-properties fo:font-variant="normal" fo:text-transform="none" fo:color="#000000" style:text-position="sub 58%" style:font-name="Arial1" fo:letter-spacing="normal" fo:language="el" fo:country="GR" fo:font-weight="normal" officeooo:rsid="000ed200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style:text-position="sub 58%" style:font-name="Arial1" fo:letter-spacing="normal" fo:language="el" fo:country="GR" officeooo:rsid="000a5815"/>
    </style:style>
    <style:style style:name="T18" style:family="text">
      <style:text-properties fo:font-variant="normal" fo:text-transform="none" fo:color="#000000" style:text-position="0% 100%" style:font-name="Arial1" fo:letter-spacing="normal" fo:language="en" fo:country="US" officeooo:rsid="00056646"/>
    </style:style>
    <style:style style:name="T19" style:family="text">
      <style:text-properties fo:font-variant="normal" fo:text-transform="none" fo:color="#000000" style:text-position="0% 100%" style:font-name="Arial1" fo:letter-spacing="normal" fo:language="en" fo:country="US" fo:font-weight="normal" officeooo:rsid="0006e950" style:font-weight-asian="normal" style:font-weight-complex="normal"/>
    </style:style>
    <style:style style:name="T20" style:family="text">
      <style:text-properties fo:font-variant="normal" fo:text-transform="none" fo:color="#000000" style:text-position="0% 100%" style:font-name="Arial1" fo:letter-spacing="normal" fo:language="en" fo:country="US" fo:font-weight="normal" officeooo:rsid="0008888d" style:font-weight-asian="normal" style:font-weight-complex="normal"/>
    </style:style>
    <style:style style:name="T21" style:family="text">
      <style:text-properties fo:font-variant="normal" fo:text-transform="none" fo:color="#000000" style:text-position="0% 100%" style:font-name="Arial1" fo:letter-spacing="normal" fo:language="en" fo:country="US" fo:font-weight="normal" officeooo:rsid="0008888d" style:font-weight-asian="normal" style:font-weight-complex="normal" loext:padding="0cm" loext:border="none"/>
    </style:style>
    <style:style style:name="T22" style:family="text">
      <style:text-properties fo:font-variant="normal" fo:text-transform="none" fo:color="#000000" style:text-position="0% 100%" style:font-name="Arial1" fo:letter-spacing="normal" fo:language="en" fo:country="US" fo:font-weight="normal" officeooo:rsid="00056646" style:font-weight-asian="normal" style:font-weight-complex="normal"/>
    </style:style>
    <style:style style:name="T23" style:family="text">
      <style:text-properties fo:font-variant="normal" fo:text-transform="none" fo:color="#000000" style:text-position="0% 100%" style:font-name="Arial1" fo:letter-spacing="normal" fo:language="en" fo:country="US" fo:font-weight="normal" officeooo:rsid="00103ca1" style:font-weight-asian="normal" style:font-weight-complex="normal"/>
    </style:style>
    <style:style style:name="T24" style:family="text">
      <style:text-properties fo:font-variant="normal" fo:text-transform="none" fo:color="#000000" style:text-position="0% 100%" style:font-name="Arial1" fo:letter-spacing="normal" fo:language="en" fo:country="US" fo:font-weight="normal" officeooo:rsid="00103ca1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style:text-position="0% 100%" style:font-name="Arial1" fo:letter-spacing="normal" fo:language="el" fo:country="GR" fo:font-weight="normal" officeooo:rsid="0006e950" style:font-weight-asian="normal" style:font-weight-complex="normal"/>
    </style:style>
    <style:style style:name="T26" style:family="text">
      <style:text-properties fo:font-variant="normal" fo:text-transform="none" fo:color="#000000" style:text-position="0% 100%" style:font-name="Arial1" fo:letter-spacing="normal" fo:language="el" fo:country="GR" fo:font-weight="normal" officeooo:rsid="000be2a3" style:font-weight-asian="normal" style:font-weight-complex="normal"/>
    </style:style>
    <style:style style:name="T27" style:family="text">
      <style:text-properties fo:font-variant="normal" fo:text-transform="none" fo:color="#000000" style:text-position="0% 100%" style:font-name="Arial1" fo:letter-spacing="normal" fo:language="el" fo:country="GR" fo:font-weight="normal" officeooo:rsid="000d1b1c" style:font-weight-asian="normal" style:font-weight-complex="normal"/>
    </style:style>
    <style:style style:name="T28" style:family="text">
      <style:text-properties fo:font-variant="normal" fo:text-transform="none" fo:color="#000000" style:text-position="0% 100%" style:font-name="Arial1" fo:letter-spacing="normal" fo:language="el" fo:country="GR" fo:font-weight="normal" officeooo:rsid="000d1b1c" style:font-weight-asian="normal" style:font-weight-complex="normal" loext:padding="0cm" loext:border="none"/>
    </style:style>
    <style:style style:name="T29" style:family="text">
      <style:text-properties fo:font-variant="normal" fo:text-transform="none" fo:color="#000000" style:text-position="0% 100%" style:font-name="Arial1" fo:letter-spacing="normal" fo:language="el" fo:country="GR" fo:font-weight="normal" officeooo:rsid="000d72ca" style:font-weight-asian="normal" style:font-weight-complex="normal"/>
    </style:style>
    <style:style style:name="T30" style:family="text">
      <style:text-properties fo:font-variant="normal" fo:text-transform="none" fo:color="#000000" style:text-position="0% 100%" style:font-name="Arial1" fo:letter-spacing="normal" fo:language="el" fo:country="GR" fo:font-weight="normal" officeooo:rsid="000ed200" style:font-weight-asian="normal" style:font-weight-complex="normal"/>
    </style:style>
    <style:style style:name="T31" style:family="text">
      <style:text-properties fo:font-variant="normal" fo:text-transform="none" fo:color="#000000" style:text-position="0% 100%" style:font-name="Arial1" fo:letter-spacing="normal" fo:language="el" fo:country="GR" fo:font-weight="normal" officeooo:rsid="000ed200" style:font-weight-asian="normal" style:font-weight-complex="normal" loext:padding="0cm" loext:border="none"/>
    </style:style>
    <style:style style:name="T32" style:family="text">
      <style:text-properties fo:font-variant="normal" fo:text-transform="none" fo:color="#000000" style:text-position="0% 100%" style:font-name="Arial1" fo:letter-spacing="normal" fo:font-weight="normal" style:font-weight-asian="normal" style:font-weight-complex="normal"/>
    </style:style>
    <style:style style:name="T33" style:family="text">
      <style:text-properties fo:font-variant="normal" fo:text-transform="none" fo:font-size="14pt" fo:font-style="normal" style:text-underline-style="solid" style:text-underline-width="auto" style:text-underline-color="font-color" fo:font-weight="bold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fo:letter-spacing="normal" fo:language="en" fo:country="US"/>
    </style:style>
    <style:style style:name="T37" style:family="text">
      <style:text-properties fo:font-variant="normal" fo:text-transform="none" fo:letter-spacing="normal" fo:language="en" fo:country="US" officeooo:rsid="000386cb"/>
    </style:style>
    <style:style style:name="T38" style:family="text">
      <style:text-properties fo:font-variant="normal" fo:text-transform="none" fo:letter-spacing="normal" fo:language="en" fo:country="US" officeooo:rsid="00056646"/>
    </style:style>
    <style:style style:name="T39" style:family="text">
      <style:text-properties fo:font-variant="normal" fo:text-transform="none" fo:letter-spacing="normal" fo:language="en" fo:country="US" fo:font-weight="bold" style:font-weight-asian="bold" style:font-weight-complex="bold"/>
    </style:style>
    <style:style style:name="T40" style:family="text">
      <style:text-properties fo:font-variant="normal" fo:text-transform="none" fo:letter-spacing="normal" fo:language="en" fo:country="US" fo:font-weight="normal" style:font-weight-asian="normal" style:font-weight-complex="normal"/>
    </style:style>
    <style:style style:name="T41" style:family="text">
      <style:text-properties fo:font-variant="normal" fo:text-transform="none" fo:letter-spacing="normal" fo:language="el" fo:country="GR"/>
    </style:style>
    <style:style style:name="T42" style:family="text">
      <style:text-properties fo:font-variant="normal" fo:text-transform="none" fo:letter-spacing="normal" fo:language="el" fo:country="GR" officeooo:rsid="000d72ca"/>
    </style:style>
    <style:style style:name="T43" style:family="text">
      <style:text-properties fo:font-variant="normal" fo:text-transform="none" fo:letter-spacing="normal" fo:font-weight="bold" style:font-weight-asian="bold" style:font-weight-complex="bold"/>
    </style:style>
    <style:style style:name="T44" style:family="text">
      <style:text-properties fo:font-variant="normal" fo:text-transform="none" fo:letter-spacing="normal" fo:font-weight="bold" officeooo:rsid="000d72ca" style:font-weight-asian="bold" style:font-weight-complex="bold"/>
    </style:style>
    <style:style style:name="T45" style:family="text">
      <style:text-properties fo:font-variant="normal" fo:text-transform="none" fo:letter-spacing="normal" fo:font-weight="normal" style:font-weight-asian="normal" style:font-weight-complex="normal"/>
    </style:style>
    <style:style style:name="T46" style:family="text">
      <style:text-properties fo:font-variant="normal" fo:text-transform="none" style:text-position="0% 100%" fo:letter-spacing="normal" fo:language="en" fo:country="US" officeooo:rsid="00056646"/>
    </style:style>
    <style:style style:name="T47" style:family="text">
      <style:text-properties fo:font-variant="normal" fo:text-transform="none" style:text-position="0% 100%" fo:letter-spacing="normal" fo:language="en" fo:country="US" fo:font-weight="normal" style:font-weight-asian="normal" style:font-weight-complex="normal"/>
    </style:style>
    <style:style style:name="T48" style:family="text">
      <style:text-properties fo:font-variant="normal" fo:text-transform="none" style:text-position="0% 100%" fo:letter-spacing="normal" fo:language="en" fo:country="US" fo:font-weight="normal" officeooo:rsid="00056646" style:font-weight-asian="normal" style:font-weight-complex="normal"/>
    </style:style>
    <style:style style:name="T49" style:family="text">
      <style:text-properties fo:font-variant="normal" fo:text-transform="none" style:text-position="0% 100%" fo:letter-spacing="normal" fo:language="en" fo:country="US" fo:font-weight="normal" officeooo:rsid="000a5815" style:font-weight-asian="normal" style:font-weight-complex="normal"/>
    </style:style>
    <style:style style:name="T50" style:family="text">
      <style:text-properties fo:font-variant="normal" fo:text-transform="none" style:text-position="0% 100%" fo:letter-spacing="normal" fo:language="en" fo:country="US" fo:font-weight="normal" officeooo:rsid="0008888d" style:font-weight-asian="normal" style:font-weight-complex="normal"/>
    </style:style>
    <style:style style:name="T51" style:family="text">
      <style:text-properties fo:font-variant="normal" fo:text-transform="none" style:text-position="0% 100%" fo:letter-spacing="normal" fo:language="en" fo:country="US" fo:font-weight="normal" officeooo:rsid="000ed200" style:font-weight-asian="normal" style:font-weight-complex="normal"/>
    </style:style>
    <style:style style:name="T52" style:family="text">
      <style:text-properties fo:font-variant="normal" fo:text-transform="none" style:text-position="0% 100%" fo:letter-spacing="normal" fo:language="en" fo:country="US" fo:font-weight="normal" officeooo:rsid="00103ca1" style:font-weight-asian="normal" style:font-weight-complex="normal"/>
    </style:style>
    <style:style style:name="T53" style:family="text">
      <style:text-properties fo:font-variant="normal" fo:text-transform="none" style:text-position="0% 100%" fo:letter-spacing="normal" fo:language="en" fo:country="US" fo:font-weight="bold" style:font-weight-asian="bold" style:font-weight-complex="bold"/>
    </style:style>
    <style:style style:name="T54" style:family="text">
      <style:text-properties fo:font-variant="normal" fo:text-transform="none" style:text-position="0% 100%" fo:letter-spacing="normal" fo:font-weight="normal" style:font-weight-asian="normal" style:font-weight-complex="normal"/>
    </style:style>
    <style:style style:name="T55" style:family="text">
      <style:text-properties fo:font-variant="normal" fo:text-transform="none" style:text-position="0% 100%" fo:letter-spacing="normal" fo:font-weight="normal" officeooo:rsid="00056646" style:font-weight-asian="normal" style:font-weight-complex="normal"/>
    </style:style>
    <style:style style:name="T56" style:family="text">
      <style:text-properties fo:font-variant="normal" fo:text-transform="none" style:text-position="0% 100%" fo:letter-spacing="normal" fo:font-weight="normal" officeooo:rsid="000d1b1c" style:font-weight-asian="normal" style:font-weight-complex="normal"/>
    </style:style>
    <style:style style:name="T57" style:family="text">
      <style:text-properties fo:font-variant="normal" fo:text-transform="none" style:text-position="0% 100%" fo:letter-spacing="normal" fo:font-weight="normal" officeooo:rsid="000ed200" style:font-weight-asian="normal" style:font-weight-complex="normal"/>
    </style:style>
    <style:style style:name="T58" style:family="text">
      <style:text-properties fo:font-variant="normal" fo:text-transform="none" style:text-position="0% 100%" fo:letter-spacing="normal" fo:font-weight="bold" officeooo:rsid="000d72ca" style:font-weight-asian="bold" style:font-weight-complex="bold"/>
    </style:style>
    <style:style style:name="T59" style:family="text">
      <style:text-properties fo:font-variant="normal" fo:text-transform="none" style:text-position="0% 100%" fo:letter-spacing="normal" fo:language="el" fo:country="GR" fo:font-weight="normal" officeooo:rsid="000d72ca" style:font-weight-asian="normal" style:font-weight-complex="normal" loext:padding="0cm" loext:border="none"/>
    </style:style>
    <style:style style:name="T60" style:family="text">
      <style:text-properties fo:font-variant="normal" fo:text-transform="none" style:text-position="sub 58%" fo:letter-spacing="normal" fo:language="en" fo:country="US" officeooo:rsid="00056646"/>
    </style:style>
    <style:style style:name="T61" style:family="text">
      <style:text-properties fo:font-variant="normal" fo:text-transform="none" style:text-position="sub 58%" fo:letter-spacing="normal" fo:language="en" fo:country="US" fo:font-weight="bold" style:font-weight-asian="bold" style:font-weight-complex="bold"/>
    </style:style>
    <style:style style:name="T62" style:family="text">
      <style:text-properties fo:font-variant="normal" fo:text-transform="none" style:text-position="sub 58%" fo:letter-spacing="normal" fo:language="en" fo:country="US" fo:font-weight="normal" style:font-weight-asian="normal" style:font-weight-complex="normal"/>
    </style:style>
    <style:style style:name="T63" style:family="text">
      <style:text-properties fo:font-variant="normal" fo:text-transform="none" style:text-position="sub 58%" fo:letter-spacing="normal" fo:language="en" fo:country="US" fo:font-weight="normal" officeooo:rsid="00056646" style:font-weight-asian="normal" style:font-weight-complex="normal"/>
    </style:style>
    <style:style style:name="T64" style:family="text">
      <style:text-properties fo:font-variant="normal" fo:text-transform="none" style:text-position="sub 58%" fo:letter-spacing="normal" fo:language="en" fo:country="US" fo:font-weight="normal" officeooo:rsid="0008888d" style:font-weight-asian="normal" style:font-weight-complex="normal"/>
    </style:style>
    <style:style style:name="T65" style:family="text">
      <style:text-properties fo:font-variant="normal" fo:text-transform="none" style:text-position="sub 58%" fo:letter-spacing="normal" fo:language="en" fo:country="US" fo:font-weight="normal" officeooo:rsid="000ed200" style:font-weight-asian="normal" style:font-weight-complex="normal"/>
    </style:style>
    <style:style style:name="T66" style:family="text">
      <style:text-properties fo:font-variant="normal" fo:text-transform="none" style:text-position="sub 58%" fo:letter-spacing="normal" fo:language="en" fo:country="US" fo:font-weight="normal" officeooo:rsid="00103ca1" style:font-weight-asian="normal" style:font-weight-complex="normal"/>
    </style:style>
    <style:style style:name="T67" style:family="text">
      <style:text-properties fo:font-variant="normal" fo:text-transform="none" style:text-position="sub 58%" fo:letter-spacing="normal" fo:language="el" fo:country="GR" officeooo:rsid="000a5815"/>
    </style:style>
    <style:style style:name="T68" style:family="text">
      <style:text-properties fo:font-variant="normal" fo:text-transform="none" style:text-position="sub 58%" fo:letter-spacing="normal" fo:font-weight="normal" officeooo:rsid="000a5815" style:font-weight-asian="normal" style:font-weight-complex="normal"/>
    </style:style>
    <style:style style:name="T69" style:family="text">
      <style:text-properties fo:font-variant="normal" fo:text-transform="none" style:text-position="sub 58%" fo:letter-spacing="normal" fo:font-weight="bold" officeooo:rsid="000a5815" style:font-weight-asian="bold" style:font-weight-complex="bold"/>
    </style:style>
    <style:style style:name="T70" style:family="text">
      <style:text-properties fo:color="#000000" style:text-position="0% 100%" style:font-name="Arial1" fo:language="en" fo:country="US" officeooo:rsid="00056646"/>
    </style:style>
    <style:style style:name="T71" style:family="text">
      <style:text-properties fo:color="#000000" style:text-position="sub 58%" style:font-name="Arial1" fo:language="en" fo:country="US" officeooo:rsid="00056646"/>
    </style:style>
    <style:style style:name="T72" style:family="text">
      <style:text-properties fo:color="#000000" style:text-position="sub 58%" style:font-name="Arial1" fo:language="el" fo:country="GR" officeooo:rsid="000a5815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officeooo:rsid="000386cb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0386cb"/>
    </style:style>
    <style:style style:name="T78" style:family="text">
      <style:text-properties style:text-position="sub 58%"/>
    </style:style>
    <style:style style:name="T79" style:family="text">
      <style:text-properties style:text-position="sub 58%" fo:language="en" fo:country="US"/>
    </style:style>
    <style:style style:name="T80" style:family="text">
      <style:text-properties style:text-position="sub 58%" fo:language="en" fo:country="US" officeooo:rsid="000386cb"/>
    </style:style>
    <style:style style:name="T81" style:family="text">
      <style:text-properties fo:language="el" fo:country="GR" officeooo:rsid="000386cb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docs-internal-guid-c17aa1ed-783c-06d2-76f4-0900ca5ff7dc"/>Προαιρετική Εργασία 2η</text:p>
      <text:p text:style-name="P4"/>
      <text:p text:style-name="P30">Αλγοριθμική Επιχειρησιακή Έρευνα</text:p>
      <text:p text:style-name="P4"/>
      <text:p text:style-name="P30">2017-2018</text:p>
      <text:p text:style-name="P4"/>
      <text:p text:style-name="P4"/>
      <text:p text:style-name="P32"><text:span text:style-name="T33">Θέμα</text:span><text:span text:style-name="T34">: Εκτέλεση του αλγορίθμου simplex για το παράδειγμα που μελετήθηκε στην τάξη αλλά εισάγοντας στην αρχή την άλλη μεταβλητή.</text:span></text:p>
      <text:p text:style-name="P33"/>
      <text:p text:style-name="P31"><text:span text:style-name="T74">Λύση</text:span>:</text:p>
      <text:p text:style-name="P5"><text:line-break/><text:span text:style-name="T75">Αρχικά έχουμε </text:span><text:span text:style-name="T77">z = max (8x</text:span><text:span text:style-name="T80">1</text:span><text:span text:style-name="T77"> + 6x</text:span><text:span text:style-name="T80">2</text:span><text:span text:style-name="T77">) </text:span><text:span text:style-name="T37">⇒</text:span><text:span text:style-name="T77"> z =</text:span><text:span text:style-name="T81"> </text:span><text:span text:style-name="T77">max (4x</text:span><text:span text:style-name="T80">1</text:span><text:span text:style-name="T77"> + 3x</text:span><text:span text:style-name="T80">2</text:span><text:span text:style-name="T77">)</text:span></text:p>
      <text:p text:style-name="P6">Οι μεταβλητές απόφασης είναι οι <text:span text:style-name="T76">x</text:span><text:span text:style-name="T79">1</text:span><text:span text:style-name="T76">, x</text:span><text:span text:style-name="T79">2</text:span><text:span text:style-name="T76"> </text:span>και οι μεταβλητές απόκλισης οι <text:span text:style-name="T76">x</text:span><text:span text:style-name="T79">3</text:span><text:span text:style-name="T76">, x</text:span><text:span text:style-name="T79">4</text:span><text:span text:style-name="T76">, x</text:span><text:span text:style-name="T79">5.</text:span></text:p>
      <text:p text:style-name="P18">Οι βασικές μεταβλητές <text:span text:style-name="T73">Β</text:span> = { <text:span text:style-name="T76">x</text:span><text:span text:style-name="T79">3</text:span><text:span text:style-name="T76">, x</text:span><text:span text:style-name="T79">4</text:span><text:span text:style-name="T76">, x</text:span><text:span text:style-name="T79">5 </text:span>} και οι εκτός βάσης <text:span text:style-name="T73">ΕΒ</text:span> = { <text:span text:style-name="T76">x</text:span><text:span text:style-name="T79">1</text:span><text:span text:style-name="T76">, x</text:span><text:span text:style-name="T79">2</text:span><text:span text:style-name="T76"> </text:span>}.</text:p>
      <text:p text:style-name="P18"/>
      <text:p text:style-name="P18">Για το 1ο λεξικό (Λ1) έχουμε ότι </text:p>
      <text:p text:style-name="P19"><text:span text:style-name="T76">x</text:span><text:span text:style-name="T78">3</text:span> = - <text:span text:style-name="T76">5x</text:span><text:span text:style-name="T79">1</text:span> - <text:span text:style-name="T76">3x</text:span><text:span text:style-name="T79">2</text:span> + 30</text:p>
      <text:p text:style-name="P19"><text:span text:style-name="T76">x</text:span><text:span text:style-name="T78">4</text:span> = - <text:span text:style-name="T76">2x</text:span><text:span text:style-name="T79">1</text:span> – <text:span text:style-name="T76">3x</text:span><text:span text:style-name="T79">2</text:span> + 24</text:p>
      <text:p text:style-name="P19"><text:span text:style-name="T76">x</text:span><text:span text:style-name="T78">5</text:span> = - <text:span text:style-name="T76">x</text:span><text:span text:style-name="T78">1</text:span> – <text:span text:style-name="T76">3x</text:span><text:span text:style-name="T79">2</text:span> + 18</text:p>
      <text:p text:style-name="P19">Η αρχική βασική εφικτή λύση είναι η (<text:span text:style-name="T76">x</text:span><text:span text:style-name="T79">1</text:span><text:span text:style-name="T76">, x</text:span><text:span text:style-name="T79">2</text:span><text:span text:style-name="T76">, x</text:span><text:span text:style-name="T79">3</text:span><text:span text:style-name="T76">, x</text:span><text:span text:style-name="T79">4</text:span><text:span text:style-name="T76">, x</text:span><text:span text:style-name="T79">5</text:span><text:span text:style-name="T76">) = (0, 0, 30, 24, 18).</text:span></text:p>
      <text:p text:style-name="P19">Για <text:span text:style-name="T76">x</text:span><text:span text:style-name="T79">2</text:span><text:span text:style-name="T76"> = 0, </text:span>ελέγχω μέχρι που παραμένουν θετικές οι υπόλοιπες μεταβλητές μέσα στη βάση:</text:p>
      <text:p text:style-name="P3"><text:span text:style-name="T70"><text:tab/><text:tab/>x</text:span><text:span text:style-name="T71">3 </text:span><text:span text:style-name="T1">≥ </text:span><text:span text:style-name="T2">0<text:tab/><text:tab/>- 5x</text:span><text:span text:style-name="T7">1</text:span><text:span text:style-name="T2"> + 30 ≥ 0<text:tab/><text:tab/>x</text:span><text:span text:style-name="T7">1</text:span><text:span text:style-name="T2"> ≤ 6</text:span></text:p>
      <text:p text:style-name="P3"><text:span text:style-name="T70">x</text:span><text:span text:style-name="T71">2</text:span><text:span text:style-name="T70"> = 0 </text:span><text:span text:style-name="T1">⇒ <text:tab/></text:span><text:span text:style-name="T18">x</text:span><text:span text:style-name="T7">4 </text:span><text:span text:style-name="T1">≥ </text:span><text:span text:style-name="T2">0 ⇒ <text:tab/>- 2x</text:span><text:span text:style-name="T7">1</text:span><text:span text:style-name="T2"> + 24 ≥ 0<text:tab/> <text:s text:c="2"/>⇒<text:tab/>x</text:span><text:span text:style-name="T7">1</text:span><text:span text:style-name="T2"> ≤ 12</text:span></text:p>
      <text:p text:style-name="P5"><text:span text:style-name="T38"><text:tab/><text:tab/></text:span><text:span text:style-name="T46">x</text:span><text:span text:style-name="T60">5 </text:span><text:span text:style-name="T38">≥ 0<text:tab/><text:tab/>- x</text:span><text:span text:style-name="T60">1</text:span><text:span text:style-name="T38"> + 18 ≥ 0<text:tab/><text:tab/>x</text:span><text:span text:style-name="T60">1</text:span><text:span text:style-name="T38"> ≤ 18</text:span></text:p>
      <text:p text:style-name="P5"><text:span text:style-name="T38"/></text:p>
      <text:p text:style-name="P16"><text:span text:style-name="T36">H </text:span><text:span text:style-name="T41">τομή των τριών ανισοτήτων είναι ότι </text:span><text:span text:style-name="T39">x</text:span><text:span text:style-name="T61">1</text:span><text:span text:style-name="T39"> ≤ 6</text:span><text:span text:style-name="T36">.</text:span></text:p>
      <text:p text:style-name="P7"><text:soft-page-break/><text:span text:style-name="T35">Για </text:span><text:span text:style-name="T39">x</text:span><text:span text:style-name="T61">1</text:span><text:span text:style-name="T39"> </text:span><text:span text:style-name="T43">=</text:span><text:span text:style-name="T39"> 6, </text:span><text:span text:style-name="T45">παρατηρούμε ότι </text:span><text:span text:style-name="T40">x</text:span><text:span text:style-name="T62">3</text:span><text:span text:style-name="T40"> = 0, </text:span><text:span text:style-name="T45">οπότε έχουμε αλλαγή βάσης:</text:span></text:p>
      <text:p text:style-name="P9"><text:span text:style-name="T43">Β</text:span><text:span text:style-name="T45"> = {</text:span><text:span text:style-name="T40">x</text:span><text:span text:style-name="T62">1</text:span><text:span text:style-name="T40">, x</text:span><text:span text:style-name="T62">4</text:span><text:span text:style-name="T40">, x</text:span><text:span text:style-name="T62">5</text:span><text:span text:style-name="T40">}, </text:span><text:span text:style-name="T39">EB</text:span><text:span text:style-name="T40"> = {x</text:span><text:span text:style-name="T62">2</text:span><text:span text:style-name="T40">, x</text:span><text:span text:style-name="T62">3</text:span><text:span text:style-name="T40">}</text:span></text:p>
      <text:p text:style-name="P20"><text:span text:style-name="T4">Στον τύπο του </text:span><text:span text:style-name="T3">x</text:span><text:span text:style-name="T11">3</text:span><text:span text:style-name="T19">, </text:span><text:span text:style-name="T25">λύνουμε </text:span><text:span text:style-name="T27">ω</text:span><text:span text:style-name="T25">ς προς </text:span><text:span text:style-name="T19">x</text:span><text:span text:style-name="T8">1</text:span><text:span text:style-name="T19">, </text:span><text:span text:style-name="T25">οπότε προκύπτει ότι </text:span><text:span text:style-name="T19">x</text:span><text:span text:style-name="T8">1</text:span><text:span text:style-name="T19"> = </text:span><text:span text:style-name="T19"><draw:frame draw:style-name="fr1" draw:name="Image1" text:anchor-type="as-char" svg:width="0.582cm" svg:height="0.953cm" draw:z-index="0"><draw:image xlink:href="Pictures/100000000000001600000024E086D3EBDEB5C11C.gif" xlink:type="simple" xlink:show="embed" xlink:actuate="onLoad"/><svg:title>-1/5</svg:title></draw:frame></text:span><text:span text:style-name="T19"> x</text:span><text:span text:style-name="T8">3 </text:span><text:span text:style-name="T19">- </text:span><text:span text:style-name="T19"><draw:frame draw:style-name="fr1" draw:name="Image2" text:anchor-type="as-char" svg:width="0.344cm" svg:height="0.953cm" draw:z-index="1"><draw:image xlink:href="Pictures/100000000000000D000000243DB82BF48508488D.gif" xlink:type="simple" xlink:show="embed" xlink:actuate="onLoad"/><svg:title>3/5</svg:title></draw:frame></text:span><text:span text:style-name="T19"> x</text:span><text:span text:style-name="T8">2</text:span><text:span text:style-name="T19"> </text:span><text:span text:style-name="T27">+</text:span><text:span text:style-name="T19"> 6 </text:span></text:p>
      <text:p text:style-name="P21"><text:span text:style-name="T32">Αντικαθιστώ:</text:span></text:p>
      <text:p text:style-name="P23"><text:span text:style-name="T20">x</text:span><text:span text:style-name="T9">4</text:span><text:span text:style-name="T20"> = </text:span><text:span text:style-name="T29">-</text:span><text:span text:style-name="T32"><draw:frame draw:style-name="fr2" draw:name="Image3" text:anchor-type="as-char" svg:y="-0.503cm" svg:width="0.344cm" svg:height="0.953cm" draw:z-index="2"><draw:image xlink:href="Pictures/100000000000000D0000002421B7460223826D62.gif" xlink:type="simple" xlink:show="embed" xlink:actuate="onLoad"/><svg:title>9/5</svg:title></draw:frame></text:span><text:span text:style-name="T32"> </text:span><text:span text:style-name="T20">x</text:span><text:span text:style-name="T9">2</text:span><text:span text:style-name="T20"> + </text:span><text:span text:style-name="T32"><text:s/></text:span><text:span text:style-name="T32"><draw:frame draw:style-name="fr1" draw:name="Image4" text:anchor-type="as-char" svg:width="0.344cm" svg:height="0.953cm" draw:z-index="3"><draw:image xlink:href="Pictures/100000000000000D000000248E5FD06622A26502.gif" xlink:type="simple" xlink:show="embed" xlink:actuate="onLoad"/><svg:title>2/5</svg:title></draw:frame></text:span><text:span text:style-name="T32"> </text:span><text:span text:style-name="T20">x</text:span><text:span text:style-name="T9">3</text:span><text:span text:style-name="T20"> + 36</text:span></text:p>
      <text:p text:style-name="P23"><text:span text:style-name="T20">x</text:span><text:span text:style-name="T9">5</text:span><text:span text:style-name="T20"> = </text:span><text:span text:style-name="T32"><draw:frame draw:style-name="fr1" draw:name="Image5" text:anchor-type="as-char" svg:width="0.794cm" svg:height="0.953cm" draw:z-index="4"><draw:image xlink:href="Pictures/100000000000001E000000242965FF360D72C349.gif" xlink:type="simple" xlink:show="embed" xlink:actuate="onLoad"/><svg:title>-12/5</svg:title></draw:frame></text:span><text:span text:style-name="T32"> </text:span><text:span text:style-name="T20">x</text:span><text:span text:style-name="T9">2</text:span><text:span text:style-name="T20"> + </text:span><text:span text:style-name="T21"><draw:frame draw:style-name="fr1" draw:name="Image6" text:anchor-type="as-char" svg:width="0.344cm" svg:height="0.953cm" draw:z-index="5"><draw:image xlink:href="Pictures/100000000000000D00000024F09E40DDFDE2FF3B.gif" xlink:type="simple" xlink:show="embed" xlink:actuate="onLoad"/><svg:title>1/5</svg:title></draw:frame></text:span><text:span text:style-name="T21"> x</text:span><text:span text:style-name="T10">3</text:span><text:span text:style-name="T21"> + </text:span><text:span text:style-name="T28">12</text:span></text:p>
      <text:p text:style-name="P23"><text:span text:style-name="T20">z = </text:span><text:span text:style-name="T32"><draw:frame draw:style-name="fr1" draw:name="Image7" text:anchor-type="as-char" svg:width="0.344cm" svg:height="0.926cm" draw:z-index="6"><draw:image xlink:href="Pictures/100000000000000D0000002362E75499E5C2EA8D.gif" xlink:type="simple" xlink:show="embed" xlink:actuate="onLoad"/><svg:title>3/5</svg:title></draw:frame></text:span><text:span text:style-name="T32"> </text:span><text:span text:style-name="T20">x</text:span><text:span text:style-name="T9">2</text:span><text:span text:style-name="T20"> - </text:span><text:span text:style-name="T20"><draw:frame draw:style-name="fr1" draw:name="Image8" text:anchor-type="as-char" svg:width="0.344cm" svg:height="0.953cm" draw:z-index="7"><draw:image xlink:href="Pictures/100000000000000D000000246717CBB87B0F5FCA.gif" xlink:type="simple" xlink:show="embed" xlink:actuate="onLoad"/><svg:title>4/5</svg:title></draw:frame></text:span><text:span text:style-name="T20"> x</text:span><text:span text:style-name="T9">3</text:span><text:span text:style-name="T20"> </text:span><text:span text:style-name="T29">+</text:span><text:span text:style-name="T20"> </text:span><text:span text:style-name="T27">24</text:span></text:p>
      <text:p text:style-name="P11"><text:span text:style-name="T54"/></text:p>
      <text:p text:style-name="P11"><text:span text:style-name="T54">Μηδενίζοντας τις μεταβλητές της βάσης παίρνω την επόμενη εφικτή λύση:</text:span></text:p>
      <text:p text:style-name="P11"><text:span text:style-name="T55">(</text:span><text:span text:style-name="T48">x</text:span><text:span text:style-name="T63">1</text:span><text:span text:style-name="T48">, x</text:span><text:span text:style-name="T63">2</text:span><text:span text:style-name="T48">, x</text:span><text:span text:style-name="T63">3</text:span><text:span text:style-name="T48">, x</text:span><text:span text:style-name="T63">4</text:span><text:span text:style-name="T48">, x</text:span><text:span text:style-name="T63">5</text:span><text:span text:style-name="T48">) = (</text:span><text:span text:style-name="T49">6</text:span><text:span text:style-name="T48">, 0, 0, </text:span><text:span text:style-name="T49">36</text:span><text:span text:style-name="T48">, </text:span><text:span text:style-name="T56">12</text:span><text:span text:style-name="T48">).</text:span></text:p>
      <text:p text:style-name="P13"><text:span text:style-name="T55">Π</text:span><text:span text:style-name="T54">αρατηρώ ότι για το </text:span><text:span text:style-name="T47">z, </text:span><text:span text:style-name="T54">όσο αυξάνω το </text:span><text:span text:style-name="T47">x</text:span><text:span text:style-name="T62">3</text:span><text:span text:style-name="T47">, </text:span><text:span text:style-name="T54">μειώνεται. Οπότε αυξάνω την τιμή του </text:span><text:span text:style-name="T47">x</text:span><text:span text:style-name="T62">2</text:span><text:span text:style-name="T47">. </text:span></text:p>
      <text:p text:style-name="P13"><text:span text:style-name="T54">Για </text:span><text:span text:style-name="T47">x</text:span><text:span text:style-name="T62">3</text:span><text:span text:style-name="T47"> = 0</text:span><text:span text:style-name="T48">, </text:span><text:span text:style-name="T55">ελέγχω μέχρι που παραμένουν θετικές οι υπόλοιπες μεταβλητές μέσα στη βάση:</text:span></text:p>
      <text:p text:style-name="P24"><text:span text:style-name="T70"><text:tab/><text:tab/>x</text:span><text:span text:style-name="T72">1</text:span><text:span text:style-name="T71"> </text:span><text:span text:style-name="T1">≥ </text:span><text:span text:style-name="T2">0<text:tab/><text:tab/></text:span><text:span text:style-name="T19">- </text:span><text:span text:style-name="T19"><draw:frame draw:style-name="fr1" draw:name="Image9" text:anchor-type="as-char" svg:width="0.344cm" svg:height="0.953cm" draw:z-index="8"><draw:image xlink:href="Pictures/100000000000000D000000243DB82BF48508488D.gif" xlink:type="simple" xlink:show="embed" xlink:actuate="onLoad"/><svg:title>3/5</svg:title></draw:frame></text:span><text:span text:style-name="T19"> x</text:span><text:span text:style-name="T8">2</text:span><text:span text:style-name="T19"> - 6 </text:span><text:span text:style-name="T2"><text:s/>≥ 0<text:tab/>x</text:span><text:span text:style-name="T17">2</text:span><text:span text:style-name="T2"> ≤ </text:span><text:span text:style-name="T6">10</text:span></text:p>
      <text:p text:style-name="P24"><text:span text:style-name="T70">x</text:span><text:span text:style-name="T72">3</text:span><text:span text:style-name="T70"> = 0 </text:span><text:span text:style-name="T1">⇒ <text:tab/></text:span><text:span text:style-name="T18">x</text:span><text:span text:style-name="T7">4 </text:span><text:span text:style-name="T1">≥ </text:span><text:span text:style-name="T2">0 ⇒ <text:tab/></text:span><text:span text:style-name="T6">-</text:span><text:span text:style-name="T22"><draw:frame draw:style-name="fr2" draw:name="Image10" text:anchor-type="as-char" svg:y="-0.503cm" svg:width="0.344cm" svg:height="0.953cm" draw:z-index="9"><draw:image xlink:href="Pictures/100000000000000D0000002421B7460223826D62.gif" xlink:type="simple" xlink:show="embed" xlink:actuate="onLoad"/><svg:title>9/5</svg:title></draw:frame></text:span><text:span text:style-name="T20">x</text:span><text:span text:style-name="T9">2 </text:span><text:span text:style-name="T20">+ 36</text:span><text:span text:style-name="T2"> ≥ 0<text:tab/> <text:s text:c="2"/>⇒<text:tab/>x</text:span><text:span text:style-name="T17">2</text:span><text:span text:style-name="T2"> ≤ </text:span><text:span text:style-name="T5">20</text:span></text:p>
      <text:p text:style-name="P17"><text:span text:style-name="T38"><text:tab/><text:tab/></text:span><text:span text:style-name="T46">x</text:span><text:span text:style-name="T60">5 </text:span><text:span text:style-name="T38">≥ 0<text:tab/><text:tab/></text:span><text:span text:style-name="T50"> </text:span><text:span text:style-name="T48"><draw:frame draw:style-name="fr1" draw:name="Image11" text:anchor-type="as-char" svg:width="0.794cm" svg:height="0.953cm" draw:z-index="10"><draw:image xlink:href="Pictures/100000000000001E000000242965FF360D72C349.gif" xlink:type="simple" xlink:show="embed" xlink:actuate="onLoad"/><svg:title>-12/5</svg:title></draw:frame></text:span><text:span text:style-name="T50">x</text:span><text:span text:style-name="T64">2</text:span><text:span text:style-name="T50"> +</text:span><text:span text:style-name="T59">12</text:span><text:span text:style-name="T38"> ≥ 0<text:tab/>x</text:span><text:span text:style-name="T67">2</text:span><text:span text:style-name="T38"> ≤ </text:span><text:span text:style-name="T42">5</text:span></text:p>
      <text:p text:style-name="P17"><text:span text:style-name="T38"/></text:p>
      <text:p text:style-name="P8"><text:span text:style-name="T47">H </text:span><text:span text:style-name="T54">τομή των τριών ανισοτήτων είναι ότι </text:span><text:span text:style-name="T53">x</text:span><text:span text:style-name="T69">2</text:span><text:span text:style-name="T53"> ≤ </text:span><text:span text:style-name="T58">5</text:span><text:span text:style-name="T47">.</text:span></text:p>
      <text:p text:style-name="P8"><text:span text:style-name="T35">Για </text:span><text:span text:style-name="T39">x</text:span><text:span text:style-name="T69">2</text:span><text:span text:style-name="T39"> </text:span><text:span text:style-name="T43">=</text:span><text:span text:style-name="T39"> </text:span><text:span text:style-name="T44">5</text:span><text:span text:style-name="T39">, </text:span><text:span text:style-name="T45">παρατηρούμε ότι </text:span><text:span text:style-name="T40">x</text:span><text:span text:style-name="T68">5</text:span><text:span text:style-name="T40"> = 0, </text:span><text:span text:style-name="T45">οπότε έχουμε αλλαγή βάσης:</text:span></text:p>
      <text:p text:style-name="P10"><text:span text:style-name="T43">Β</text:span><text:span text:style-name="T45"> = {</text:span><text:span text:style-name="T40">x</text:span><text:span text:style-name="T62">1</text:span><text:span text:style-name="T40">, x</text:span><text:span text:style-name="T68">2</text:span><text:span text:style-name="T40">, x</text:span><text:span text:style-name="T68">4</text:span><text:span text:style-name="T40">}, </text:span><text:span text:style-name="T39">EB</text:span><text:span text:style-name="T40"> = {x</text:span><text:span text:style-name="T68">3</text:span><text:span text:style-name="T47">,</text:span><text:span text:style-name="T62"> </text:span><text:span text:style-name="T40">x</text:span><text:span text:style-name="T68">5</text:span><text:span text:style-name="T40">}.</text:span></text:p>
      <text:p text:style-name="P25"><text:span text:style-name="T4">Στον τύπο του </text:span><text:span text:style-name="T3">x</text:span><text:span text:style-name="T12">5</text:span><text:span text:style-name="T19">, </text:span><text:span text:style-name="T25">λύνουμε </text:span><text:span text:style-name="T27">ω</text:span><text:span text:style-name="T25">ς προς </text:span><text:span text:style-name="T19">x</text:span><text:span text:style-name="T12">2</text:span><text:span text:style-name="T19">, </text:span><text:span text:style-name="T25">οπότε προκύπτει ότι </text:span><text:span text:style-name="T19">x</text:span><text:span text:style-name="T12">2</text:span><text:span text:style-name="T19"> = </text:span><text:span text:style-name="T29">-</text:span><text:span text:style-name="T19"> </text:span><text:span text:style-name="T19"><draw:frame draw:style-name="fr1" draw:name="Image20" text:anchor-type="as-char" svg:width="0.556cm" svg:height="0.953cm" draw:z-index="11"><draw:image xlink:href="Pictures/1000000000000015000000249A46974D04AB3F91.gif" xlink:type="simple" xlink:show="embed" xlink:actuate="onLoad"/><svg:title>1/12</svg:title></draw:frame></text:span><text:span text:style-name="T19"> <text:s/>x</text:span><text:span text:style-name="T8">3 </text:span><text:span text:style-name="T14">-</text:span><text:span text:style-name="T19"> </text:span><text:span text:style-name="T19"><draw:frame draw:style-name="fr1" draw:name="Image21" text:anchor-type="as-char" svg:width="0.556cm" svg:height="0.953cm" draw:z-index="12"><draw:image xlink:href="Pictures/1000000000000015000000246EDEC5023743B9FE.gif" xlink:type="simple" xlink:show="embed" xlink:actuate="onLoad"/><svg:title>5/12</svg:title></draw:frame></text:span><text:span text:style-name="T19"> <text:s/>x</text:span><text:span text:style-name="T12">5</text:span><text:span text:style-name="T19"> </text:span><text:span text:style-name="T26">+ </text:span><text:span text:style-name="T29">5</text:span><text:span text:style-name="T19"> </text:span></text:p>
      <text:p text:style-name="P22"><text:span text:style-name="T32">Αντικαθιστώ:</text:span></text:p>
      <text:p text:style-name="P26"><text:span text:style-name="T20">x</text:span><text:span text:style-name="T13">1</text:span><text:span text:style-name="T20"> = </text:span><text:span text:style-name="T20"><draw:frame draw:style-name="fr1" draw:name="Image22" text:anchor-type="as-char" svg:width="0.344cm" svg:height="0.953cm" draw:z-index="13"><draw:image xlink:href="Pictures/100000000000000D0000002499CB932AF32374EC.gif" xlink:type="simple" xlink:show="embed" xlink:actuate="onLoad"/><svg:title>1/4</svg:title></draw:frame></text:span><text:span text:style-name="T20"> </text:span><text:span text:style-name="T32"><text:s/></text:span><text:span text:style-name="T20">x</text:span><text:span text:style-name="T14">3</text:span><text:span text:style-name="T20"> +</text:span><text:span text:style-name="T32"> </text:span><text:span text:style-name="T32"><draw:frame draw:style-name="fr1" draw:name="Image23" text:anchor-type="as-char" svg:width="0.344cm" svg:height="0.953cm" draw:z-index="14"><draw:image xlink:href="Pictures/100000000000000D0000002499CB932AF32374EC.gif" xlink:type="simple" xlink:show="embed" xlink:actuate="onLoad"/><svg:title>1/4</svg:title></draw:frame></text:span><text:span text:style-name="T32"> <text:s/></text:span><text:span text:style-name="T20">x</text:span><text:span text:style-name="T14">5</text:span><text:span text:style-name="T20"> + </text:span><text:span text:style-name="T23">3</text:span></text:p>
      <text:p text:style-name="P27"><text:span text:style-name="T20">x</text:span><text:span text:style-name="T15">4</text:span><text:span text:style-name="T20"> = </text:span><text:span text:style-name="T20"><draw:frame draw:style-name="fr1" draw:name="Image13" text:anchor-type="as-char" svg:width="0.344cm" svg:height="0.953cm" draw:z-index="16"><draw:image xlink:href="Pictures/100000000000000D0000002499CB932AF32374EC.gif" xlink:type="simple" xlink:show="embed" xlink:actuate="onLoad"/><svg:title>1/4</svg:title></draw:frame></text:span><text:span text:style-name="T20"> </text:span><text:span text:style-name="T32"><text:s/></text:span><text:span text:style-name="T20">x</text:span><text:span text:style-name="T15">3</text:span><text:span text:style-name="T20"> + </text:span><text:span text:style-name="T21"><draw:frame draw:style-name="fr1" draw:name="Image25" text:anchor-type="as-char" svg:width="0.344cm" svg:height="0.953cm" draw:z-index="15"><draw:image xlink:href="Pictures/100000000000000D000000243DB82BF48508488D.gif" xlink:type="simple" xlink:show="embed" xlink:actuate="onLoad"/><svg:title>3/5</svg:title></draw:frame></text:span><text:span text:style-name="T21"> <text:s/>x</text:span><text:span text:style-name="T16">5</text:span><text:span text:style-name="T21"> + </text:span><text:span text:style-name="T24">3</text:span></text:p>
      <text:p text:style-name="P28"><text:soft-page-break/><text:span text:style-name="T20">z = </text:span><text:span text:style-name="T20"><draw:frame draw:style-name="fr1" draw:name="Image26" text:anchor-type="as-char" svg:width="0.582cm" svg:height="0.953cm" draw:z-index="17"><draw:image xlink:href="Pictures/100000000000001600000024FE8BE5B92D1CF898.gif" xlink:type="simple" xlink:show="embed" xlink:actuate="onLoad"/><svg:title>-3/4</svg:title></draw:frame></text:span><text:span text:style-name="T20"> <text:s/></text:span><text:span text:style-name="T32"><text:s/></text:span><text:span text:style-name="T20">x</text:span><text:span text:style-name="T15">3</text:span><text:span text:style-name="T20"> - </text:span><text:span text:style-name="T20"><draw:frame draw:style-name="fr1" draw:name="Image12" text:anchor-type="as-char" svg:width="0.344cm" svg:height="0.953cm" draw:z-index="18"><draw:image xlink:href="Pictures/100000000000000D0000002499CB932AF32374EC.gif" xlink:type="simple" xlink:show="embed" xlink:actuate="onLoad"/><svg:title>1/4</svg:title></draw:frame></text:span><text:span text:style-name="T20"> x</text:span><text:span text:style-name="T15">5</text:span><text:span text:style-name="T20"> </text:span><text:span text:style-name="T30">+</text:span><text:span text:style-name="T20"> </text:span><text:span text:style-name="T30">2</text:span><text:span text:style-name="T23">7</text:span></text:p>
      <text:p text:style-name="P12"><text:span text:style-name="T54"/></text:p>
      <text:p text:style-name="P12"><text:span text:style-name="T54">Μηδενίζοντας τις μεταβλητές της βάσης παίρνω την επόμενη εφικτή λύση:</text:span></text:p>
      <text:p text:style-name="P12"><text:span text:style-name="T55">(</text:span><text:span text:style-name="T48">x</text:span><text:span text:style-name="T63">1</text:span><text:span text:style-name="T48">, x</text:span><text:span text:style-name="T63">2</text:span><text:span text:style-name="T48">, x</text:span><text:span text:style-name="T63">3</text:span><text:span text:style-name="T48">, x</text:span><text:span text:style-name="T63">4</text:span><text:span text:style-name="T48">, x</text:span><text:span text:style-name="T63">5</text:span><text:span text:style-name="T48">) = (</text:span><text:span text:style-name="T52">3</text:span><text:span text:style-name="T48">, </text:span><text:span text:style-name="T57">5</text:span><text:span text:style-name="T48">, 0, </text:span><text:span text:style-name="T52">3</text:span><text:span text:style-name="T48">, </text:span><text:span text:style-name="T57">0</text:span><text:span text:style-name="T48">).</text:span></text:p>
      <text:p text:style-name="P14"><text:span text:style-name="T55">Π</text:span><text:span text:style-name="T54">αρατηρώ ότι για το </text:span><text:span text:style-name="T47">z, </text:span><text:span text:style-name="T54">όσο αυξάνω το </text:span><text:span text:style-name="T47">x</text:span><text:span text:style-name="T62">3</text:span><text:span text:style-name="T47">, </text:span><text:span text:style-name="T54">μειώνεται</text:span><text:span text:style-name="T47">, </text:span><text:span text:style-name="T57">καθώς και όσο αυξάνω το </text:span><text:span text:style-name="T51">x</text:span><text:span text:style-name="T65">5</text:span><text:span text:style-name="T51">, </text:span><text:span text:style-name="T57">οπότε παύω.</text:span></text:p>
      <text:p text:style-name="P15"><text:span text:style-name="T57">Ο</text:span><text:span text:style-name="T54">πότε η βέλτιστη εφικτή λύση είναι η </text:span><text:span text:style-name="T52">x</text:span><text:span text:style-name="T66">1</text:span><text:span text:style-name="T52"> = 3, x</text:span><text:span text:style-name="T66">2</text:span><text:span text:style-name="T52"> = 5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ebRoboto" svg:font-family="WebRoboto, 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c444" officeooo:paragraph-rsid="0002c444"/>
    </style:style>
    <style:style style:name="MP2" style:family="paragraph" style:parent-style-name="Footer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Ζαπαλίδη Ιωάννα<text:tab/><text:tab/>1115201400044</text:p>
      </style:header>
      <style:footer>
        <text:p text:style-name="MP2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7:36:34.146000000</meta:creation-date>
    <dc:date>2017-11-01T19:32:18.798000000</dc:date>
    <meta:editing-duration>PT20M3S</meta:editing-duration>
    <meta:editing-cycles>4</meta:editing-cycles>
    <meta:generator>LibreOffice/5.3.2.2$Windows_x86 LibreOffice_project/6cd4f1ef626f15116896b1d8e1398b56da0d0ee1</meta:generator>
    <meta:document-statistic meta:table-count="0" meta:image-count="19" meta:object-count="0" meta:page-count="3" meta:paragraph-count="46" meta:word-count="474" meta:character-count="2021" meta:non-whitespace-character-count="1532"/>
  </office:meta>
</office:document-meta>
</file>